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10000072D7382F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41b2" fo:background-color="#ffffff"/>
    </style:style>
    <style:style style:name="P11" style:family="paragraph" style:parent-style-name="Table_20_Contents">
      <style:text-properties officeooo:rsid="003c9d6c" officeooo:paragraph-rsid="002e41b2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41b2"/>
    </style:style>
    <style:style style:name="P13" style:family="paragraph" style:parent-style-name="Table_20_Contents">
      <style:paragraph-properties fo:text-align="center" style:justify-single-word="false"/>
      <style:text-properties officeooo:paragraph-rsid="002e41b2"/>
    </style:style>
    <style:style style:name="P14" style:family="paragraph" style:parent-style-name="Table_20_Contents">
      <style:text-properties officeooo:rsid="003c9d6c" officeooo:paragraph-rsid="002e41b2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2e41b2"/>
    </style:style>
    <style:style style:name="P19" style:family="paragraph" style:parent-style-name="Table_20_Contents">
      <style:text-properties officeooo:paragraph-rsid="002e41b2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officeooo:paragraph-rsid="002e41b2"/>
    </style:style>
    <style:style style:name="P23" style:family="paragraph" style:parent-style-name="Normal">
      <style:paragraph-properties fo:text-align="center" style:justify-single-word="false" fo:break-before="page"/>
      <style:text-properties fo:font-size="12pt" officeooo:paragraph-rsid="002e41b2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41b2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41b2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e41b2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e41b2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13cdd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officeooo:rsid="002b4fd4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b4fd4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2c4d0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56c8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508in" svg:y="-0.1417in" svg:width="1.4264in" svg:height="1.298in" draw:z-index="2"><draw:image xlink:href="Pictures/10000000000007E10000072D7382F26A.jpg" xlink:type="simple" xlink:show="embed" xlink:actuate="onLoad"/></draw:frame></text:p>
      <text:p text:style-name="Standard"/>
      <text:p text:style-name="Standard"/>
      <text:p text:style-name="P7"/>
      <text:p text:style-name="P8"/>
      <text:p text:style-name="P8"/>
      <text:p text:style-name="P8"><text:span text:style-name="T22">Enrollment</text:span> Declaration</text:p>
      <text:p text:style-name="P6"/>
      <text:p text:style-name="P27"><text:span text:style-name="T14">We hereby declare, to all effects and purposes, that <text:s/>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text-input text:description="${curriculumInformation.curricularYear}">${curriculumInformation.curricularYear}</text:text-input><text:span text:style-name="T15">, </text:span><text:span text:style-name="T17">in the Degree of</text:span><text:span text:style-name="T14"> </text:span><text:span text:style-name="T14"><text:text-input text:description="${lang.en(curricularPlanInformation.degreeName)}">${lang.en(curricularPlanInformation.degreeName)}</text:text-input></text:span><text:span text:style-name="T15"> </text:span><text:span text:style-name="T17">during the execution year of</text:span><text:span text:style-name="T15"> </text:span><text:text-input text:description="${executionYearName}">${executionYearName}</text:text-input><text:text-input text:description="[#if serviceRequest.detailed]">[#if serviceRequest.detailed]</text:text-input>, <text:span text:style-name="T12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1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urricular Unit(s)</text:p>
          </table:table-cell>
          <table:table-cell table:style-name="Table1.A1" office:value-type="string">
            <text:p text:style-name="P26">Semester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3"><text:s text:c="2"/></text:span><text:span text:style-name="T24">Total Units</text:span><text:span text:style-name="T23">: </text:span><text:span text:style-name="T26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5">T</text:span><text:span text:style-name="T23">otal ECTS: </text:span><text:span text:style-name="T26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9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2"/>
      <text:p text:style-name="P12"><text:span text:style-name="T2">Reitoria</text:span><text:span text:style-name="T11"> </text:span><text:span text:style-name="T10">da Universidade de Lisboa</text:span><text:span text:style-name="T19">, on the </text:span><text:span text:style-name="T21"><text:text-input text:description="${lang.en(dates.extendedDate(localizedDate.nowDate()))}">${lang.en(dates.extendedDate(localizedDate.nowDate()))}</text:text-input></text:span><text:span text:style-name="T16">.</text:span></text:p>
      <text:p text:style-name="P9"/>
      <text:p text:style-name="P1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com assinatura e carimbo da instituição!</text:p>
            <text:p text:style-name="P15"><text:text-input text:description="[#if hasPricetag]">[#if hasPricetag]</text:text-input></text:p>
            <text:p text:style-name="P25"><text:span text:style-name="T18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8">Núcleo de Planeamento e Gestão Académica,</text:p>
            <text:p text:style-name="P18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1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5"><text:text-input text:description="[#if hasPricetag]">[#if hasPricetag]</text:text-input></text:p>
            <text:p text:style-name="P25"><text:span text:style-name="T18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13cdd"/>
    </style:style>
    <style:style style:name="MT2" style:family="text">
      <style:text-properties fo:color="#00000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32:19.705077923</dc:date>
    <meta:editing-duration>PT1H5M1S</meta:editing-duration>
    <meta:editing-cycles>30</meta:editing-cycles>
    <meta:generator>LibreOffice/4.2.8.2$Linux_X86_64 LibreOffice_project/420m0$Build-2</meta:generator>
    <meta:document-statistic meta:table-count="4" meta:image-count="1" meta:object-count="0" meta:page-count="2" meta:paragraph-count="33" meta:word-count="401" meta:character-count="3347" meta:non-whitespace-character-count="3113"/>
  </office:meta>
</office:document-meta>
</file>